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otal Ci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73">
            <text:p>373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100">
            <text:p>10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91">
            <text:p>691</text:p>
          </table:table-cell>
          <table:table-cell table:style-name="ce22" office:value-type="float" office:value="128">
            <text:p>128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923">
            <text:p>1923</text:p>
          </table:table-cell>
          <table:table-cell table:style-name="ce22" office:value-type="float" office:value="219">
            <text:p>219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4021">
            <text:p>14,021</text:p>
          </table:table-cell>
          <table:table-cell table:style-name="ce22" office:value-type="float" office:value="1894">
            <text:p>189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00">
            <text:p>10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039">
            <text:p>1,039</text:p>
          </table:table-cell>
          <table:table-cell table:style-name="ce23" office:value-type="float" office:value="343">
            <text:p>34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655">
            <text:p>7,655</text:p>
          </table:table-cell>
          <table:table-cell table:style-name="ce23" office:value-type="float" office:value="2113">
            <text:p>2,11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19">
            <text:p>419</text:p>
          </table:table-cell>
          <table:table-cell table:style-name="ce22" office:value-type="float" office:value="202">
            <text:p>20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052">
            <text:p>1052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982">
            <text:p>982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39">
            <text:p>539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59">
            <text:p>359</text:p>
          </table:table-cell>
          <table:table-cell table:style-name="ce22" office:value-type="float" office:value="76">
            <text:p>76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113">
            <text:p>1113</text:p>
          </table:table-cell>
          <table:table-cell table:style-name="ce22" office:value-type="float" office:value="436">
            <text:p>43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658">
            <text:p>11658</text:p>
          </table:table-cell>
          <table:table-cell table:style-name="ce22" office:value-type="float" office:value="1091">
            <text:p>109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54">
            <text:p>5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448">
            <text:p>44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303">
            <text:p>1,303</text:p>
          </table:table-cell>
          <table:table-cell table:style-name="ce22" office:value-type="float" office:value="253">
            <text:p>25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4357">
            <text:p>44,357</text:p>
          </table:table-cell>
          <table:table-cell table:style-name="ce22" office:value-type="float" office:value="7101">
            <text:p>710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421">
            <text:p>2,42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31">
            <text:p>131</text:p>
          </table:table-cell>
          <table:table-cell table:style-name="ce22" office:value-type="float" office:value="1347">
            <text:p>1347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169">
            <text:p>3,169</text:p>
          </table:table-cell>
          <table:table-cell table:style-name="ce23" office:value-type="float" office:value="632">
            <text:p>63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611">
            <text:p>8611</text:p>
          </table:table-cell>
          <table:table-cell table:style-name="ce22" office:value-type="float" office:value="64">
            <text:p>6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3888">
            <text:p>13888</text:p>
          </table:table-cell>
          <table:table-cell table:style-name="ce22" office:value-type="float" office:value="106">
            <text:p>106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738">
            <text:p>738</text:p>
          </table:table-cell>
          <table:table-cell table:style-name="ce23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804">
            <text:p>3,804</text:p>
          </table:table-cell>
          <table:table-cell table:style-name="ce23" office:value-type="float" office:value="626">
            <text:p>62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1537">
            <text:p>1537</text:p>
          </table:table-cell>
          <table:table-cell table:style-name="ce21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460">
            <text:p>4460</text:p>
          </table:table-cell>
          <table:table-cell table:style-name="ce22" office:value-type="float" office:value="550">
            <text:p>55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0249">
            <text:p>40249</text:p>
          </table:table-cell>
          <table:table-cell table:style-name="ce22" office:value-type="float" office:value="3390">
            <text:p>339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7541">
            <text:p>77541</text:p>
          </table:table-cell>
          <table:table-cell table:style-name="ce22" office:value-type="float" office:value="8298">
            <text:p>829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21898">
            <text:p>121898</text:p>
          </table:table-cell>
          <table:table-cell table:style-name="ce22" office:value-type="float" office:value="15399">
            <text:p>1539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